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1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OLOMON'S DISOBEDIENCE (11:1-4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SOLOMON'S DISOBEDIENCE (11:1-4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auses (11:1-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causes (11:1-8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Polygamy (11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Paganism (11:3-8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SOLOMON'S DISOBEDIENCE (11:1-40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causes (11:1-8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consequences (11:9-40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The consequences (11:9-40)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Future civil war (11:9-13, 26-40):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Future civil war (11:9-13, 26-40):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Jeroboam and Solomon (11:26-28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Jeroboam and Ahijah (11:29-40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Jeroboam and Ahijah (11:29-40):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Ahijah's illustration (11:29-30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Ahijah's interpretation (11:31-40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Future civil war (11:9-13, 26-40):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Jeroboam and Solomon (11:26-28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Jeroboam and Ahijah (11:29-40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consequences (11:9-40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Future civil war (11:9-13, 26-40):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Foreign enemies (11:14-25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Foreign enemies (11:14-25):<text:s text:c="1"/></text:span><text:span text:style-name="a552" text:class-names=""/></text:p>
          </draw:text-box>
          <svg:title/>
          <svg:desc/>
        </draw:frame>
        <draw:frame draw:id="id102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Hadad (11:14-22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Rezon (11:23-25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<text:s text:c="1"/>The consequences (11:9-40)<text:s text:c="1"/></text:span><text:span text:style-name="a567" text:class-names=""/></text:p>
          </draw:text-box>
          <svg:title/>
          <svg:desc/>
        </draw:frame>
        <draw:frame draw:id="id104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Future civil war (11:9-13, 26-40):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Foreign enemies (11:14-25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2" draw:style-name="a580" draw:master-page-name="Master1-Layout12-tx-Title-and-Text" presentation:presentation-page-layout-name="Master1-PPL12" draw:id="Slide-267">
        <draw:frame draw:id="id105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SOLOMON'S DISOBEDIENCE (11:1-40)<text:s text:c="1"/></text:span><text:span text:style-name="a582" text:class-names=""/></text:p>
          </draw:text-box>
          <svg:title/>
          <svg:desc/>
        </draw:frame>
        <draw:frame draw:id="id106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The causes (11:1-8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consequences (11:9-40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3" draw:style-name="a595" draw:master-page-name="Master1-Layout12-tx-Title-and-Text" presentation:presentation-page-layout-name="Master1-PPL12" draw:id="Slide-268">
        <draw:frame draw:id="id107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1 Kings 11<text:s text:c="1"/></text:span><text:span text:style-name="a597" text:class-names=""/></text:p>
          </draw:text-box>
          <svg:title/>
          <svg:desc/>
        </draw:frame>
        <draw:frame draw:id="id108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SOLOMON'S DISOBEDIENCE (11:1-40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SOLOMON'S DEATH (11:41-43): After reigning 40 years, Solomon dies and is succeeded by his son Rehoboam.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11 </dc:title>
    <meta:initial-creator>David STRICKLAND</meta:initial-creator>
    <dc:creator>David STRICKLAND</dc:creator>
    <meta:creation-date>2020-02-23T23:08:28Z</meta:creation-date>
    <dc:date>2020-02-23T23:08:28Z</dc:date>
    <meta:template xlink:href="BibleStudy" xlink:type="simple"/>
    <meta:editing-cycles>1</meta:editing-cycles>
    <meta:editing-duration>PT0S</meta:editing-duration>
    <meta:document-statistic meta:paragraph-count="36" meta:word-count="235"/>
  </office:meta>
</office:document-meta>
</file>